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7523" officeooo:paragraph-rsid="00067523" style:font-weight-asian="bold" style:font-weight-complex="bold"/>
    </style:style>
    <style:style style:name="P2" style:family="paragraph" style:parent-style-name="Standard">
      <style:text-properties fo:font-weight="normal" officeooo:rsid="00067523" officeooo:paragraph-rsid="00067523" style:font-weight-asian="normal" style:font-weight-complex="normal"/>
    </style:style>
    <style:style style:name="T1" style:family="text">
      <style:text-properties officeooo:rsid="00080c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sh .asset specification</text:p>
      <text:p text:style-name="P2">serializedVersion: 11</text:p>
      <text:p text:style-name="P2">m_Name: &lt;name of mesh, as named in blender&gt;</text:p>
      <text:p text:style-name="P2">m_SubMeshes: &lt;array of contained meshes. unknown how linked to meshdata&gt;</text:p>
      <text:p text:style-name="P2">m_VertexData:</text:p>
      <text:p text:style-name="P2"><text:tab/>serializedVersion: 3</text:p>
      <text:p text:style-name="P2"><text:tab/>m_VertexCount: &lt;vertex count&gt;</text:p>
      <text:p text:style-name="P2"><text:tab/>m_Channels:</text:p>
      <text:p text:style-name="P2"><text:tab/><text:tab/>stream: 0</text:p>
      <text:p text:style-name="P2"><text:tab/><text:tab/>offset: &lt;byte offset in _typelessdata to stream entry in first vertex&gt;</text:p>
      <text:p text:style-name="P2"><text:tab/><text:tab/>format: &lt;0 for float32, 1 for hfloat/float16&gt;</text:p>
      <text:p text:style-name="P2"><text:tab/><text:tab/>dimension: &lt;appears to be array size, i.e. 2 for uv, 3 for pos, etc. mysteriously 52 in tri-00 <text:span text:style-name="T1">normals</text:span>, where hfloats are used [as they are also in uv, where dimension is still 2]. <text:span text:style-name="T1">possibly corresponds to “three hfloats with an additional padded hfloat, to make two words” </text:span>&gt;</text:p>
      <text:p text:style-name="P2"><text:tab/><text:tab/>ORDERED AS</text:p>
      <text:p text:style-name="P2"><text:tab/><text:tab/>position</text:p>
      <text:p text:style-name="P2"><text:tab/><text:tab/>normals</text:p>
      <text:p text:style-name="P2"><text:tab/><text:tab/>tangents</text:p>
      <text:p text:style-name="P2"><text:tab/><text:tab/>?</text:p>
      <text:p text:style-name="P2"><text:tab/><text:tab/>uvs</text:p>
      <text:p text:style-name="P2"><text:tab/>_typelessdata: &lt;hexstream blob containing vertex data as described above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09:27:34.913788355</meta:creation-date>
    <dc:date>2024-01-12T10:44:24.005083356</dc:date>
    <meta:editing-duration>PT56M28S</meta:editing-duration>
    <meta:editing-cycles>1</meta:editing-cycles>
    <meta:document-statistic meta:table-count="0" meta:image-count="0" meta:object-count="0" meta:page-count="1" meta:paragraph-count="19" meta:word-count="115" meta:character-count="766" meta:non-whitespace-character-count="646"/>
    <meta:generator>LibreOffice/7.3.7.2$Linux_X86_64 LibreOffice_project/30$Build-2</meta:generator>
  </office:meta>
</office:document-meta>
</file>